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95cm" fo:min-width="3.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2cm" svg:height="4.2cm" svg:x="2.2cm" svg:y="8.1cm">
            <text:p text:style-name="P1">Etukansi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.2cm" svg:height="4.2cm" svg:x="6.4cm" svg:y="8.1cm">
            <text:p text:style-name="P1">sivu1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.2cm" svg:height="4.2cm" svg:x="10.6cm" svg:y="8.1cm">
            <text:p text:style-name="P1">sivu2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.2cm" svg:height="4.2cm" svg:x="14.8cm" svg:y="8.1cm">
            <text:p text:style-name="P1">Takakansi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4.2cm" svg:height="4.2cm" svg:x="2.2cm" svg:y="16.1cm">
            <text:p text:style-name="P1">sivu3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.2cm" svg:height="4.2cm" svg:x="6.4cm" svg:y="16.1cm">
            <text:p text:style-name="P1">sivu4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.2cm" svg:height="4.2cm" svg:x="10.6cm" svg:y="16.1cm">
            <text:p text:style-name="P1">sivu5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.2cm" svg:height="4.2cm" svg:x="14.8cm" svg:y="16.1cm">
            <text:p text:style-name="P1">sivu6</text:p>
            <draw:enhanced-geometry svg:viewBox="0 0 21600 21600" draw:type="rectangle" draw:enhanced-path="M 0 0 L 21600 0 21600 21600 0 21600 0 0 Z N"/>
          </draw:custom-shape>
        </draw:g>
        <draw:frame draw:style-name="gr2" draw:layer="layout" svg:width="7.127cm" svg:height="0.962cm" svg:x="2.1cm" svg:y="6.4cm">
          <draw:text-box>
            <text:p>Etusivu (esite avattuna)</text:p>
          </draw:text-box>
        </draw:frame>
        <draw:frame draw:style-name="gr2" draw:layer="layout" svg:width="7.517cm" svg:height="0.962cm" svg:x="2cm" svg:y="14.9cm">
          <draw:text-box>
            <text:p>Takasivu (esite avattuna)</text:p>
          </draw:text-box>
        </draw:frame>
        <draw:connector draw:style-name="gr3" draw:text-style-name="P1" draw:layer="layout" svg:x1="2.1cm" svg:y1="21.7cm" svg:x2="18.889cm" svg:y2="21.7cm" svg:d="M2100 21700h16789" svg:viewBox="0 0 16790 1">
          <text:p text:style-name="P1">4x 130mm = 520mm</text:p>
          <text:p text:style-name="P1"/>
        </draw:connector>
        <draw:connector draw:style-name="gr3" draw:text-style-name="P1" draw:layer="layout" svg:x1="2.1cm" svg:y1="13.3cm" svg:x2="18.889cm" svg:y2="13.3cm" svg:d="M2100 13300h16789" svg:viewBox="0 0 16790 1">
          <text:p text:style-name="P1">4x 130mm = 520mm</text:p>
          <text:p text:style-name="P1"/>
        </draw:connector>
        <draw:line draw:style-name="gr4" draw:text-style-name="P1" draw:layer="layout" svg:x1="19.4cm" svg:y1="8.1cm" svg:x2="19.4cm" svg:y2="12.3cm">
          <text:p text:style-name="P1">130mm</text:p>
          <text:p text:style-name="P1"/>
        </draw:line>
        <draw:line draw:style-name="gr4" draw:text-style-name="P1" draw:layer="layout" svg:x1="19.4cm" svg:y1="16.1cm" svg:x2="19.4cm" svg:y2="20.3cm">
          <text:p text:style-name="P1">130mm</text:p>
          <text:p text:style-name="P1"/>
        </draw:line>
        <draw:line draw:style-name="gr4" draw:text-style-name="P1" draw:layer="layout" svg:x1="10.6cm" svg:y1="15.5cm" svg:x2="14.6cm" svg:y2="15.5cm">
          <text:p text:style-name="P1">130mm</text:p>
          <text:p text:style-name="P1"/>
        </draw:line>
        <draw:frame draw:style-name="gr5" draw:layer="layout" svg:width="15.3cm" svg:height="2cm" svg:x="1.8cm" svg:y="2.1cm">
          <draw:text-box>
            <text:p>Keski-Suomen Vihreät, vaaliesite 2015</text:p>
            <text:p>24.02.201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ille Korhonen</meta:initial-creator>
    <meta:creation-date>2015-02-24T13:05:25.368195570</meta:creation-date>
    <dc:date>2015-02-24T13:10:47.146728866</dc:date>
    <dc:creator>Ville Korhonen</dc:creator>
    <meta:editing-duration>PT5M21S</meta:editing-duration>
    <meta:editing-cycles>2</meta:editing-cycles>
    <meta:generator>LibreOffice/4.3.3.2$Linux_X86_64 LibreOffice_project/430m0$Build-2</meta:generator>
    <meta:document-statistic meta:object-count="18"/>
  </office:meta>
</office:document-meta>
</file>